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6979in" fo:margin-left="0in" fo:margin-top="0in" fo:margin-bottom="0in" table:align="left" style:writing-mode="lr-tb"/>
    </style:style>
    <style:style style:name="Table1.A" style:family="table-column">
      <style:table-column-properties style:column-width="7.6979in"/>
    </style:style>
    <style:style style:name="Table1.1" style:family="table-row">
      <style:table-row-properties style:min-row-height="1.236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7.541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list-style-name="WWNum6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.2083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.2083in" fo:margin-top="0in" fo:margin-bottom="0in" loext:contextual-spacing="false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.2083in" fo:margin-top="0.0835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.2083in" fo:margin-top="0.0835in" fo:margin-bottom="0in" loext:contextual-spacing="false" fo:text-indent="-0.25in" style:auto-text-indent="false"/>
    </style:style>
    <style:style style:name="P13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4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2">
      <style:paragraph-properties fo:margin-top="0in" fo:margin-bottom="0in" loext:contextual-spacing="false" fo:line-height="150%"/>
    </style:style>
    <style:style style:name="P17" style:family="paragraph" style:parent-style-name="Heading_20_1">
      <style:paragraph-properties fo:margin-top="0in" fo:margin-bottom="0in" loext:contextual-spacing="false" fo:line-height="100%"/>
    </style:style>
    <style:style style:name="P18" style:family="paragraph" style:parent-style-name="Heading_20_3">
      <style:paragraph-properties fo:margin-top="0in" fo:margin-bottom="0in" loext:contextual-spacing="false" fo:line-height="100%"/>
    </style:style>
    <style:style style:name="P19" style:family="paragraph" style:parent-style-name="Title">
      <style:paragraph-properties fo:margin-top="0.0835in" fo:margin-bottom="0in" loext:contextual-spacing="false" fo:line-height="100%" fo:padding="0in" fo:border="none"/>
    </style:style>
    <style:style style:name="P20" style:family="paragraph" style:parent-style-name="Subtitle" style:list-style-name="WWNum9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 fo:font-size="30pt" style:font-size-asian="30pt" style:font-size-complex="30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1pt" fo:font-weight="normal" style:font-size-asian="11pt" style:font-weight-asian="normal" style:font-size-complex="11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background-color="#fffff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/>
    </style:style>
    <style:style style:name="T14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bookmark text:name="_x8fm1uorkbaw"/><text:span text:style-name="T1">Thomas Hoover <text:s/></text:span><text:span text:style-name="T3">Full Stack Web Developer</text:span><text:span text:style-name="T4"> </text:span><text:span text:style-name="T6">—</text:span><text:span text:style-name="T4"> </text:span><text:span text:style-name="T5">Birmingham, AL</text:span></text:p>
            <text:p text:style-name="P2"><text:a xlink:type="simple" xlink:href="mailto:thooverdev@gmail.com" text:style-name="ListLabel_20_82" text:visited-style-name="ListLabel_20_82"><text:span text:style-name="T7">thooverdev@gmail.com</text:span></text:a></text:p>
            <text:p text:style-name="P2">Cell: 210-867-6362</text:p>
            <text:p text:style-name="P2">LinkedIn - <text:a xlink:type="simple" xlink:href="https://www.linkedin.com/in/thomas-hoover-781540195/" text:style-name="ListLabel_20_82" text:visited-style-name="ListLabel_20_82"><text:span text:style-name="T7">https://www.linkedin.com/in/thomas-hoover-781540195/</text:span></text:a></text:p>
            <text:p text:style-name="P2">Github - <text:a xlink:type="simple" xlink:href="https://github.com/thoover1" text:style-name="ListLabel_20_82" text:visited-style-name="ListLabel_20_82"><text:span text:style-name="T7">https://github.com/thoover1</text:span></text:a></text:p>
          </table:table-cell>
        </table:table-row>
        <table:table-row table:style-name="Table1.2">
          <table:table-cell table:style-name="Table1.A1" office:value-type="string">
            <text:p text:style-name="P17"><text:bookmark text:name="_ffymfqe70s3w"/><text:span text:style-name="T2">EDUCATION</text:span></text:p>
            <text:p text:style-name="P2"><draw:rect text:anchor-type="as-char" style:rel-width="100%" draw:z-index="0" draw:style-name="gr1" draw:text-style-name="P21" svg:width="0.0012in" svg:height="0.0213in"><text:p/></draw:rect></text:p>
            <text:p text:style-name="P15"><text:bookmark text:name="_6wymnhinx9q5"/></text:p>
            <text:p text:style-name="P15"><text:bookmark text:name="_xajfpdvb3ljk"/>DevMountain, <text:span text:style-name="T8">Phoenix, AZ — </text:span><text:span text:style-name="T9">Full Stack Web Development</text:span></text:p>
            <text:p text:style-name="P18"><text:bookmark text:name="_7vtcyzeczjot"/>Graduated December 2019</text:p>
            <text:list xml:id="list622816816" text:style-name="WWNum6">
              <text:list-item>
                <text:p text:style-name="P3"><text:span text:style-name="T11">Built full-stack personal and group web projects using Javascript, NodeJS, React, and Postgres.</text:span></text:p>
              </text:list-item>
              <text:list-item>
                <text:p text:style-name="P3">Over 1000 hours of intensive, instructor-lead, project-based training and self studying primarily in React, NodeJS, Express, Postgres, MongoDB, HTML, CSS, SASS, and Javascript.</text:p>
              </text:list-item>
              <text:list-item>
                <text:p text:style-name="P3">Version Control of all projects and mini-projects using Git (Github/Gitlab).</text:p>
              </text:list-item>
            </text:list>
            <text:p text:style-name="P13"/>
            <text:p text:style-name="P15"><text:bookmark text:name="_u6cc9ojqz8p0"/>Texas Woman’s University, <text:span text:style-name="T8">Denton, TX — </text:span>Masters of Science<text:span text:style-name="T8">, </text:span><text:span text:style-name="T9">Exercise and Sports Nutrition</text:span></text:p>
            <text:p text:style-name="P18"><text:bookmark text:name="_tohh7ebbob1e"/>Graduated August 2017</text:p>
            <text:p text:style-name="P15"><text:bookmark text:name="_p8tf55tdt6rw"/>University of Texas at Arlington, <text:span text:style-name="T8">Arlington, TX — </text:span>Bachelors of Science<text:span text:style-name="T8">, </text:span><text:span text:style-name="T9">Exercise Science</text:span></text:p>
            <text:p text:style-name="P18"><text:bookmark text:name="_kcig7hxyz7kf"/>Graduated August 2014</text:p>
            <text:p text:style-name="P2"/>
            <text:p text:style-name="P2"/>
            <text:p text:style-name="P17"><text:bookmark text:name="_kphf4uv3z1is"/><text:span text:style-name="T2">SKILLS</text:span></text:p>
            <text:p text:style-name="P2"><draw:rect text:anchor-type="as-char" style:rel-width="100%" draw:z-index="1" draw:style-name="gr1" draw:text-style-name="P21" svg:width="0.0012in" svg:height="0.0213in"><text:p/></draw:rect></text:p>
            <text:p text:style-name="P16"><text:bookmark text:name="_ma85nmwe9dne"/></text:p>
            <text:p text:style-name="P16"><text:bookmark text:name="_z0442h5fxh3h"/>Experience working with the following:</text:p>
            <text:list xml:id="list2434863102" text:style-name="WWNum9">
              <text:list-item>
                <text:p text:style-name="P20"><text:bookmark text:name="_d5t6cakan5i7"/><text:span text:style-name="T14">Common programs:</text:span> Microsoft Office</text:p>
              </text:list-item>
              <text:list-item>
                <text:p text:style-name="P20"><text:bookmark text:name="_d5t6cakan5i71"/><text:span text:style-name="T14">Front-end:</text:span> React, React-Redux, Javascript, HTML(HTML5), CSS(CSS3), SASS, LESS, ChartJS, D3</text:p>
              </text:list-item>
              <text:list-item>
                <text:p text:style-name="P20"><text:bookmark text:name="_d5t6cakan5i72"/><text:span text:style-name="T14">Back-end:</text:span> Node(NodeJS/Node.js), Express(ExpressJS/Express.js), RESTful API, Axios, Nginx</text:p>
              </text:list-item>
              <text:list-item>
                <text:p text:style-name="P20"><text:bookmark text:name="_d5t6cakan5i73"/><text:span text:style-name="T14">Databases:</text:span> SQL, Postgres SQL(PostgreSQL), MongoDB, Firebase</text:p>
              </text:list-item>
              <text:list-item>
                <text:p text:style-name="P20"><text:bookmark text:name="_d5t6cakan5i74"/><text:span text:style-name="T14">Additional resources:</text:span> SAS, VS Code, Git, Github, Gitlab, Jira, Trello, Jest, Enzyme, Jasmine, Postman, AWS, Nodemailer, Twilio, Slack, DigitalOcean, Stripe, Google Cloud Platform, npm, yarn, Polymer, Web Components</text:p>
              </text:list-item>
            </text:list>
            <text:p text:style-name="P2"/>
            <text:p text:style-name="P2"/>
            <text:p text:style-name="P17"><text:bookmark text:name="_tb4kaiga61hq"/><text:span text:style-name="T2">PROJECTS</text:span></text:p>
            <text:p text:style-name="P2"><draw:rect text:anchor-type="as-char" style:rel-width="100%" draw:z-index="2" draw:style-name="gr1" draw:text-style-name="P21" svg:width="0.0012in" svg:height="0.0213in"><text:p/></draw:rect></text:p>
            <text:p text:style-name="P15"><text:bookmark text:name="_7aubxu5ctq6u"/></text:p>
            <text:p text:style-name="P15"><text:bookmark text:name="_lwky25jbrfw2"/><text:a xlink:type="simple" xlink:href="http://burgerhoover.netlify.com" text:style-name="ListLabel_20_82" text:visited-style-name="ListLabel_20_82"><text:span text:style-name="T7">burgerhoover.netlify.com</text:span></text:a> || Github <text:a xlink:type="simple" xlink:href="https://github.com/thoover1/burger-builder" text:style-name="ListLabel_20_82" text:visited-style-name="ListLabel_20_82"><text:span text:style-name="T7">link</text:span></text:a></text:p>
            <text:p text:style-name="P2">Summary: </text:p>
            <text:list xml:id="list2039943313" text:style-name="WWNum7">
              <text:list-item>
                <text:p text:style-name="P5">In two weeks, created a burger-building web application for ordering a customizable burger.</text:p>
              </text:list-item>
            </text:list>
            <text:p text:style-name="P2"/>
            <text:p text:style-name="P2">Responsibilities: </text:p>
            <text:list xml:id="list2336762601" text:style-name="WWNum4">
              <text:list-item>
                <text:p text:style-name="P4">Developed a burger builder <text:s/>web application using <text:span text:style-name="T14">React.js/Redux, NodeJS, </text:span>and <text:span text:style-name="T14">Firebase </text:span>using <text:span text:style-name="T14">VS Code</text:span> as my <text:span text:style-name="T14">IDE </text:span>and <text:span text:style-name="T14">Github</text:span> as my <text:span text:style-name="T14">version control </text:span>platform.</text:p>
              </text:list-item>
              <text:list-item>
                <text:p text:style-name="P4">Used <text:span text:style-name="T14">HTML, CSS3, SASS</text:span>, and <text:span text:style-name="T14">Javascript</text:span> to build an interactive and <text:span text:style-name="T14">mobile-responsive</text:span> user interface (<text:span text:style-name="T14">UI</text:span>).</text:p>
              </text:list-item>
              <text:list-item>
                <text:p text:style-name="P4">Created <text:span text:style-name="T14">Lifecycle Methods, Hooks, Props</text:span>, and <text:span text:style-name="T14">Events </text:span>to create an efficient, function-based web app.</text:p>
              </text:list-item>
              <text:list-item>
                <text:p text:style-name="P4">Intertwined action creators with reducers using <text:span text:style-name="T14">Redux </text:span>that also stored user session/tokenId’s.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Firebase </text:span>to update state in the store of <text:span text:style-name="T14">Redux</text:span>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Firebase</text:span>.</text:p>
              </text:list-item>
              <text:list-item>
                <text:p text:style-name="P4">Incorporated authorization and validation for login and ordering capabilities.</text:p>
              </text:list-item>
              <text:list-item>
                <text:p text:style-name="P4">Built reusable <text:span text:style-name="T14">React </text:span>functional components.</text:p>
              </text:list-item>
              <text:list-item>
                <text:p text:style-name="P4">Wrote and performed testing using <text:span text:style-name="T14">React Jest </text:span>and <text:span text:style-name="T14">Enzyme</text:span>.</text:p>
              </text:list-item>
              <text:list-item>
                <text:p text:style-name="P4">Coded <text:span text:style-name="T14">Git </text:span>repository that syncs with <text:span text:style-name="T14">Netlify </text:span>to continuously redeploy app via auto-updates.</text:p>
              </text:list-item>
            </text:list>
            <text:p text:style-name="P2"/>
            <text:p text:style-name="P15"><text:bookmark text:name="_g3aaao2abov0"/><text:a xlink:type="simple" xlink:href="https://voidkanban.com/#/" text:style-name="ListLabel_20_82" text:visited-style-name="ListLabel_20_82"><text:span text:style-name="T7">voidkanban.com</text:span></text:a> || Github <text:a xlink:type="simple" xlink:href="https://github.com/thoover1/void-group-project-money-maker/tree/master/void" text:style-name="ListLabel_20_82" text:visited-style-name="ListLabel_20_82"><text:span text:style-name="T7">link</text:span></text:a></text:p>
            <text:p text:style-name="P2">Summary: </text:p>
            <text:list xml:id="list2399093847" text:style-name="WWNum1">
              <text:list-item>
                <text:p text:style-name="P6">In two weeks, created a bug/ticket tracking (kanban board) web app that is group-focused and incorporates various group-communication methods.</text:p>
              </text:list-item>
            </text:list>
            <text:p text:style-name="P2"/>
            <text:p text:style-name="P2">Responsibilities: </text:p>
            <text:list xml:id="list102326906276286" text:continue-list="list2336762601" text:style-name="WWNum4">
              <text:list-item>
                <text:p text:style-name="P4">Developed a web application using <text:span text:style-name="T14">React.js/Redux, Node.js, Express</text:span>, and <text:span text:style-name="T14">Postgres </text:span>using <text:span text:style-name="T14">VS Code</text:span> as our <text:span text:style-name="T14">IDE </text:span>and <text:span text:style-name="T14">Github </text:span>as our<text:span text:style-name="T14"> version control </text:span>platform.</text:p>
              </text:list-item>
              <text:list-item>
                <text:p text:style-name="P4">Used <text:span text:style-name="T14">Slack</text:span>, <text:span text:style-name="T14">Jira</text:span>, <text:span text:style-name="T14">Git </text:span>commands, and real-time interaction <text:s/>to communicate with group effectively and efficiently.</text:p>
              </text:list-item>
              <text:list-item>
                <text:p text:style-name="P4">Used <text:span text:style-name="T14">HTML, CSS3, SASS, Javascript</text:span>, and <text:span text:style-name="T14">React-Beautiful-DnD</text:span> <text:s/>to build an interactive user interface (<text:span text:style-name="T14">UI</text:span>).</text:p>
              </text:list-item>
              <text:list-item>
                <text:p text:style-name="P4">Created <text:span text:style-name="T14">media queries</text:span> for dynamic<text:span text:style-name="T14"> </text:span><text:s/><text:span text:style-name="T14">mobile-responsiveness.</text:span></text:p>
              </text:list-item>
              <text:list-item>
                <text:p text:style-name="P4">Created <text:span text:style-name="T14">Lifecycle Methods, Hooks, State, Props</text:span>, and <text:span text:style-name="T14">Events </text:span>to create a dynamic web app.</text:p>
              </text:list-item>
              <text:list-item>
                <text:p text:style-name="P4">Intertwined action creators with reducers using <text:span text:style-name="T14">Redux.</text:span></text:p>
              </text:list-item>
              <text:list-item>
                <text:p text:style-name="P4">Created a hashed-password system for increased security using<text:span text:style-name="T14"> bcrypt.</text:span></text:p>
              </text:list-item>
              <text:list-item>
                <text:p text:style-name="P4">Reformat database <text:span text:style-name="T14">SQL </text:span>queries/scripts to work with dynamic drag-n-drop features after <text:span text:style-name="T14">UI </text:span>rendering.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Postgres </text:span>to update state in the store of <text:span text:style-name="T14">Redux </text:span>and state of components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Postgres.</text:span></text:p>
              </text:list-item>
              <text:list-item>
                <text:p text:style-name="P4">Wrote and performed testing using <text:span text:style-name="T14">React Jest </text:span>and <text:span text:style-name="T14">Enzyme</text:span>.</text:p>
              </text:list-item>
              <text:list-item>
                <text:p text:style-name="P4">Incorporated authorization and validation for login and group access capabilities.</text:p>
              </text:list-item>
              <text:list-item>
                <text:p text:style-name="P4">Implemented Sockets (<text:span text:style-name="T14">sockets.io</text:span>)<text:span text:style-name="T14"> </text:span>for real-time chatting between group members.</text:p>
              </text:list-item>
              <text:list-item>
                <text:p text:style-name="P4">Applied <text:span text:style-name="T14">middleware </text:span>via <text:span text:style-name="T14">Express </text:span>to reduce query hacking.</text:p>
              </text:list-item>
              <text:list-item>
                <text:p text:style-name="P4">Built reusable <text:span text:style-name="T14">React </text:span>functional components.</text:p>
              </text:list-item>
              <text:list-item>
                <text:p text:style-name="P4">Created a server-side droplet using <text:span text:style-name="T14">DigitalOcean, NGINX, </text:span>and <text:span text:style-name="T14">PM2</text:span>.</text:p>
              </text:list-item>
              <text:list-item>
                <text:p text:style-name="P4">Linked domain name purchased with <text:span text:style-name="T14">AWS</text:span>’s <text:span text:style-name="T14">Route 53</text:span> with <text:span text:style-name="T14">DigitalOcean</text:span> droplet.</text:p>
              </text:list-item>
            </text:list>
            <text:p text:style-name="P2"/>
            <text:p text:style-name="P15"><text:bookmark text:name="_htnun9t44fh1"/><text:a xlink:type="simple" xlink:href="http://dunkingonuts.com" text:style-name="ListLabel_20_82" text:visited-style-name="ListLabel_20_82"><text:span text:style-name="T7">dunkingonuts.com</text:span></text:a> || Github <text:a xlink:type="simple" xlink:href="https://github.com/thoover1/dunkin-gonuts" text:style-name="ListLabel_20_82" text:visited-style-name="ListLabel_20_82"><text:span text:style-name="T7">link</text:span></text:a></text:p>
            <text:p text:style-name="P2">Summary: </text:p>
            <text:list xml:id="list428108050" text:style-name="WWNum3">
              <text:list-item>
                <text:p text:style-name="P7">In less than two weeks, created e-commerce capabilities for ordering Dunkin’ products via desktop from scratch.</text:p>
              </text:list-item>
            </text:list>
            <text:p text:style-name="P2"/>
            <text:p text:style-name="P2">Responsibilities: </text:p>
            <text:list xml:id="list102326600116175" text:continue-list="list102326906276286" text:style-name="WWNum4">
              <text:list-item>
                <text:p text:style-name="P4">Developed a web application using <text:span text:style-name="T14">React.js/Redux, Node.js, Express</text:span>, and <text:span text:style-name="T14">Postgres </text:span>using <text:span text:style-name="T14">VS Code</text:span> as my <text:span text:style-name="T14">IDE </text:span>and <text:span text:style-name="T14">Github </text:span>as my <text:span text:style-name="T14">version control </text:span>platform.</text:p>
              </text:list-item>
              <text:list-item>
                <text:p text:style-name="P4">Used <text:span text:style-name="T14">HTML, CSS3, SASS, </text:span>and <text:span text:style-name="T14">Javascript</text:span> to build an interactive user interface (<text:span text:style-name="T14">UI</text:span>).</text:p>
              </text:list-item>
              <text:list-item>
                <text:p text:style-name="P4">Created <text:span text:style-name="T14">media queries</text:span> for dynamic<text:span text:style-name="T14"> </text:span><text:s/><text:span text:style-name="T14">mobile-responsiveness.</text:span></text:p>
              </text:list-item>
              <text:list-item>
                <text:p text:style-name="P4">Created <text:span text:style-name="T14">Lifecycle Methods, State, Props</text:span>, and <text:span text:style-name="T14">Events </text:span>to create a dynamic web app.</text:p>
              </text:list-item>
              <text:list-item>
                <text:p text:style-name="P4">Intertwined action creators with reducers using <text:span text:style-name="T14">Redux.</text:span>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Postgres </text:span>to update state in the store of <text:span text:style-name="T14">Redux </text:span>and state of components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Postgres.</text:span></text:p>
              </text:list-item>
              <text:list-item>
                <text:p text:style-name="P4">Created a hashed-password system for increased security using<text:span text:style-name="T14"> bcrypt.</text:span></text:p>
              </text:list-item>
              <text:list-item>
                <text:p text:style-name="P4">Incorporated authorization and validation for login and group access capabilities.</text:p>
              </text:list-item>
              <text:list-item>
                <text:p text:style-name="P4">Applied <text:span text:style-name="T14">middleware </text:span>via <text:span text:style-name="T14">Express </text:span>to reduce query hacking.</text:p>
              </text:list-item>
              <text:list-item>
                <text:p text:style-name="P4">Used <text:span text:style-name="T14">Trello </text:span>for task/bug tracking management and organization.</text:p>
              </text:list-item>
              <text:list-item>
                <text:p text:style-name="P4">Used <text:span text:style-name="T14">Nodemailer </text:span>and <text:span text:style-name="T14">Twilio </text:span>for email and text alerts after subscriber registration.</text:p>
              </text:list-item>
              <text:list-item>
                <text:p text:style-name="P4">Utilized <text:span text:style-name="T14">Google Cloud Platform</text:span> to create a real-time geolocation <text:span text:style-name="T14">Google Map</text:span>.</text:p>
              </text:list-item>
              <text:list-item>
                <text:p text:style-name="P4">Paired E-commerce capabilities of web app with <text:span text:style-name="T14">Stripe </text:span>to provide the full “checkout” user experience.</text:p>
              </text:list-item>
              <text:list-item>
                <text:p text:style-name="P4">Created a server-side droplet using <text:span text:style-name="T14">DigitalOcean, NGINX, </text:span>and <text:span text:style-name="T14">PM2</text:span>.</text:p>
              </text:list-item>
              <text:list-item>
                <text:p text:style-name="P4">Linked domain name purchased with <text:span text:style-name="T14">GoDaddy</text:span> with <text:span text:style-name="T14">DigitalOcean</text:span> droplet.</text:p>
              </text:list-item>
            </text:list>
            <text:p text:style-name="P2"/>
            <text:p text:style-name="P15"><text:bookmark text:name="_jmbqarvlbmoc"/><text:a xlink:type="simple" xlink:href="https://thomashooverdev.netlify.com/" text:style-name="ListLabel_20_82" text:visited-style-name="ListLabel_20_82"><text:span text:style-name="T7">thomashooverdev.netlify.com</text:span></text:a> || Github <text:a xlink:type="simple" xlink:href="https://github.com/thoover1/startbootstrap-freelancer" text:style-name="ListLabel_20_82" text:visited-style-name="ListLabel_20_82"><text:span text:style-name="T7">link</text:span></text:a></text:p>
            <text:p text:style-name="P2">Summary: </text:p>
            <text:list xml:id="list91313435" text:style-name="WWNum5">
              <text:list-item>
                <text:p text:style-name="P8">Portfolio Website</text:p>
              </text:list-item>
            </text:list>
            <text:p text:style-name="P2"/>
            <text:p text:style-name="P17"><text:bookmark text:name="_tto7tstovvjy"/><text:span text:style-name="T2">EXPERIENCE</text:span></text:p>
            <text:p text:style-name="P2"><draw:rect text:anchor-type="as-char" style:rel-width="100%" draw:z-index="3" draw:style-name="gr1" draw:text-style-name="P21" svg:width="0.0012in" svg:height="0.0213in"><text:p/></draw:rect></text:p>
            <text:p text:style-name="P15"><text:bookmark text:name="_wj0puh61kxsr"/></text:p>
            <text:p text:style-name="P15"><text:bookmark text:name="_tynm1u9lx7ia"/>University of Alabama Birmingham, <text:span text:style-name="T8">Birmingham, AL — </text:span><text:span text:style-name="T10">Independent Researcher/Scholar</text:span></text:p>
            <text:p text:style-name="P18"><text:bookmark text:name="_8hk593fs3sag"/>August 2017 - August <text:s/>2019</text:p>
            <text:list xml:id="list307640913" text:style-name="WWNum8">
              <text:list-item>
                <text:p text:style-name="P11">Authored numerous <text:s/>grants/manuscripts for multifarious departments within the university</text:p>
              </text:list-item>
              <text:list-item>
                <text:p text:style-name="P9">Consistently worked in diverse groups to accomplish research studies from beginning to end </text:p>
              </text:list-item>
            </text:list>
            <text:p text:style-name="P15"><text:bookmark text:name="_1hxcpsc1hco2"/>Texas Woman’s University, <text:span text:style-name="T8">Denton, TX</text:span> <text:span text:style-name="T8">— </text:span><text:span text:style-name="T10">Instructor/Lab Instructor/Overseer</text:span></text:p>
            <text:p text:style-name="P18"><text:bookmark text:name="_ybypdmed418m"/>August 2014 - August 2017</text:p>
            <text:list xml:id="list531197795" text:style-name="WWNum2">
              <text:list-item>
                <text:p text:style-name="P12">Instructor/Lab instructor of differing courses within both the Nutrition and Exercise Physiology departments</text:p>
              </text:list-item>
              <text:list-item>
                <text:p text:style-name="P10">Principal overseer of the LEAD-UP program, an intervention based approach to elderly adapted exercis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94" meta:word-count="881" meta:character-count="6176" meta:non-whitespace-character-count="5422"/>
    <meta:generator>LibreOfficeDev/6.0.5.2$Linux_X86_64 LibreOffice_project/</meta:generator>
  </office:meta>
</office:document-meta>
</file>